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0e7" officeooo:paragraph-rsid="001240e7"/>
    </style:style>
    <style:style style:name="T1" style:family="text">
      <style:text-properties officeooo:rsid="0013b6b8"/>
    </style:style>
    <style:style style:name="T2" style:family="text">
      <style:text-properties style:font-name="Liberation Serif" officeooo:rsid="0013b6b8" style:font-name-asian="Liberation Serif" style:font-name-complex="Liberation Serif"/>
    </style:style>
    <style:style style:name="T3" style:family="text">
      <style:text-properties style:font-name="Liberation Serif1" officeooo:rsid="0013b6b8" style:font-name-asian="Noto Serif CJK SC" style:font-name-complex="Lohit Devanaga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<text:tab/>Asymptotic Complexity: O(1)</text:p>
      <text:p text:style-name="P1"><text:tab/><text:tab/>No loops or recursive calls</text:p>
      <text:p text:style-name="P1"/>
      <text:p text:style-name="P1">2)</text:p>
      <text:p text:style-name="P1"><text:tab/>T(n) = 5(n-10) + T(n/2)</text:p>
      <text:p text:style-name="P1"><text:tab/><text:tab/>Outer loop iterates 5 times</text:p>
      <text:p text:style-name="P1"><text:tab/><text:tab/>Inner loop iterates n-10 times</text:p>
      <text:p text:style-name="P1"><text:tab/><text:tab/>Recursive call with parameter n/2</text:p>
      <text:p text:style-name="P1"><text:tab/>Asymptotic Complexity: O(n^2)</text:p>
      <text:p text:style-name="P1"/>
      <text:p text:style-name="P1">3)</text:p>
      <text:p text:style-name="P1"><text:tab/>T(n) = T(2n/3) + 12</text:p>
      <text:p text:style-name="P1"><text:tab/><text:tab/>Loop that iterates 12 times</text:p>
      <text:p text:style-name="P1"><text:tab/><text:tab/>Recursive call to F2 with parameter 2n/3</text:p>
      <text:p text:style-name="P1"><text:tab/>Asymptotic Complexity: O(n^(3/2))</text:p>
      <text:p text:style-name="P1"/>
      <text:p text:style-name="P1">4)</text:p>
      <text:p text:style-name="P1"><text:tab/><text:span text:style-name="T1">T(n) = n * </text:span><text:span text:style-name="T2">∑</text:span><text:span text:style-name="T3">(i)</text:span></text:p>
      <text:p text:style-name="P1"><text:span text:style-name="T3"><text:tab/><text:tab/>Loop that iterates n times</text:span></text:p>
      <text:p text:style-name="P1"><text:span text:style-name="T3"><text:tab/>Asymptotic Complexity: O(n^2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3:28:34.454133117</meta:creation-date>
    <dc:date>2024-03-07T13:40:31.562341005</dc:date>
    <meta:editing-duration>PT1M47S</meta:editing-duration>
    <meta:editing-cycles>1</meta:editing-cycles>
    <meta:document-statistic meta:table-count="0" meta:image-count="0" meta:object-count="0" meta:page-count="1" meta:paragraph-count="18" meta:word-count="68" meta:character-count="414" meta:non-whitespace-character-count="343"/>
    <meta:generator>LibreOffice/7.3.7.2$Linux_X86_64 LibreOffice_project/30$Build-2</meta:generator>
  </office:meta>
</office:document-meta>
</file>